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automatic-styles>
    <style:style style:name="HEADER_SECTION" style:family="section">
      <style:section-properties text:dont-balance-text-columns="true" style:editable="false">
        <style:columns fo:column-count="2">
          <style:column style:rel-width="6480*" fo:start-indent="0in" fo:end-indent="0in"/>
          <style:column style:rel-width="4320*" fo:start-indent="0in" fo:end-indent="0in"/>
        </style:columns>
      </style:section-properties>
    </style:style>
    <style:style style:name="SKILLS_SECTION" style:family="section">
      <style:section-properties text:dont-balance-text-columns="true" style:editable="false">
        <style:columns fo:column-count="2">
          <style:column style:rel-width="2109*" fo:start-indent="0in" fo:end-indent="0.215in"/>
          <style:column style:rel-width="8690*" fo:start-indent="0.215in" fo:end-indent="0in"/>
        </style:columns>
      </style:section-properties>
    </style:style>
    <style:style style:name="SKILLS_CATEGORY" style:family="paragraph" style:parent-style-name="SUBSECTION">
      <style:paragraph-properties fo:text-align="end" style:justify-single-word="false"/>
    </style:style>
    <style:style style:name="SKILLS_LIST" style:family="paragraph" style:parent-style-name="SUBSECTION">
      <style:paragraph-properties fo:line-height="115%" fo:break-before="column"/>
    </style:style>
    <style:style style:name="CONTACT_TABLE" style:family="table">
      <style:table-properties style:width="3in" table:align="margins" style:shadow="none" fo:break-before="column"/>
    </style:style>
    <style:style style:name="CONTACT_TABLE_COL1" style:family="table-column">
      <style:table-column-properties style:column-width="0.6875in" style:rel-column-width="990*"/>
    </style:style>
    <style:style style:name="CONTACT_TABLE_COL2" style:family="table-column">
      <style:table-column-properties style:column-width="2.3125in" style:rel-column-width="3330*"/>
    </style:style>
    <style:style style:name="CONTACT_TABLE_CELL" style:family="table-cell">
      <style:table-cell-properties style:vertical-align="bottom" fo:padding="0.0382in" fo:border="none"/>
    </style:style>
    <text:list-style style:name="L2">
      <text:list-level-style-bullet text:level="1" text:bullet-char="•">
        <style:list-level-properties text:list-level-position-and-space-mode="label-alignment">
          <style:list-level-label-alignment text:label-followed-by="listtab" fo:text-indent="-0.2in" fo:margin-left="0.6in"/>
        </style:list-level-properties>
        <style:text-properties style:font-name="StarSymbol"/>
      </text:list-level-style-bullet>
    </text:list-style>
  </office:automatic-styles>
  <office:body>
    <office:text text:use-soft-page-breaks="true" style:page-layout-name="Mpm1">
      <!--style:table-cell-properties style:vertical-align="bottom" fo:padding="0.0382in" fo:border="non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HEADER_SECTION" text:name="Header">
        <text:p text:style-name="HEADER_NAME">David Chandler</text:p>
        <text:p text:style-name="HEADER_TAGLINE">Linux Administrator seeking opportunities<text:line-break/>in systems automation and development</text:p>
        <table:table table:name="Contact Table" table:style-name="CONTACT_TABLE">
          <table:table-column table:style-name="CONTACT_TABLE_COL1"/>
          <table:table-column table:style-name="CONTACT_TABLE_COL2"/>
          <table:table-row/>
          <table:table-row>
            <table:table-cell table:style-name="CONTACT_TABLE_CELL" office:value-type="string">
              <text:p text:style-name="HEADER_CONTACT_TYPE">Email</text:p>
            </table:table-cell>
            <table:table-cell table:style-name="CONTACT_TABLE_CELL" office:value-type="string">
              <text:p text:style-name="HEADER_CONTACT_VAULE">contact@dechandler.io</text:p>
            </table:table-cell>
          </table:table-row>
        </table:table>
      </text:section>
      <text:p text:style-name="SECTION_NAME">Technology</text:p>
      <text:p text:style-name="SECTION_ITEM_HEADER">
                Administration
        

        
        </text:p>
      <text:section text:style-name="SKILLS_SECTION" text:name="Technology-Skilled">
        <text:p text:style-name="SKILLS_CATEGORY">
                        <text:span fo:font-size="17pt"><text:s/></text:span>
                        <text:span text:style-name="SUBSECTION_NAME">Skilled</text:span>
                    </text:p>
        <text:p text:style-name="SKILLS_LIST">Ansible, RHEL (6 &amp; 7), Apache, Nginx, OpenSSH, NFS, HTTP/HTTPS, Linux Networking, UNIX Permissions &amp; FACLs</text:p>
      </text:section>
      <text:section text:style-name="SKILLS_SECTION" text:name="Technology-Proficient">
        <text:p text:style-name="SKILLS_CATEGORY">
                        <text:span fo:font-size="17pt"><text:s/></text:span>
                        <text:span text:style-name="SUBSECTION_NAME">Proficient</text:span>
                    </text:p>
        <text:p text:style-name="SKILLS_LIST">Ubuntu, MySQL, Iptables, Systemd &amp; SysV, iDRAC, RHCS, DNS, Rackspace Cloud, Nimbus Monitoring, Wordpress, VMWare, LAMP Stack, TCP/IP</text:p>
      </text:section>
      <text:p text:style-name="SECTION_ITEM_HEADER">
                Languages, Modules, Tools
        

        
        </text:p>
      <text:section text:style-name="SKILLS_SECTION" text:name="Technology-Skilled">
        <text:p text:style-name="SKILLS_CATEGORY">
                        <text:span fo:font-size="17pt"><text:s/></text:span>
                        <text:span text:style-name="SUBSECTION_NAME">Skilled</text:span>
                    </text:p>
        <text:p text:style-name="SKILLS_LIST">Python, Bash/Shell, Regular Expressions, Awk</text:p>
      </text:section>
      <text:section text:style-name="SKILLS_SECTION" text:name="Technology-Proficient">
        <text:p text:style-name="SKILLS_CATEGORY">
                        <text:span fo:font-size="17pt"><text:s/></text:span>
                        <text:span text:style-name="SUBSECTION_NAME">Proficient</text:span>
                    </text:p>
        <text:p text:style-name="SKILLS_LIST">SQL, Flask, Git(hub), Pexpect, Web APIs</text:p>
      </text:section>
      <text:p text:style-name="SECTION_NAME">Certification</text:p>
      <text:p text:style-name="SECTION_ITEM_HEADER">
                RHCSA (Red Hat Certified System Administrator)
        

        
            <text:tab/>
            RHEL 6 (expired): Feb 2013, RHEL 7: Oct 2016
        
        </text:p>
      <text:p text:style-name="SECTION_ITEM_HEADER">
                Red Hat Certified Specialist in Ansible Automation
        

        
            <text:tab/>
            Sep 2018
        
        </text:p>
      <text:p text:style-name="SECTION_ITEM_HEADER">
                AWS Cloud Practitioner
        

        
            <text:tab/>
            Feb 2019
        
        </text:p>
      <text:p text:style-name="SECTION_NAME">Experience</text:p>
      <text:p text:style-name="SECTION_ITEM_HEADER_3">
                Rackspace<text:tab/>
                <text:span text:style-name="SECTION_ITEM_ALT">Linux Administrator</text:span>
        

        
            <text:tab/>
            Nov 2012 - June 2018
        
        </text:p>
      <text:list text:style-name="L2">
        <text:list-item>
          <text:p text:style-name="SECTION_ITEM_LIST">Configured, deployed, and maintained RHEL and Ubuntu servers, along with common services — e.g., Apache, MySQL, NFS, Vsftpd, and PHP-FPM</text:p>
        </text:list-item>
        <text:list-item>
          <text:p text:style-name="SECTION_ITEM_LIST">Implemented secure and sustainable solutions in response to customer requests, often overcoming language and cultural barriers and following up on incomplete information</text:p>
        </text:list-item>
        <text:list-item>
          <text:p text:style-name="SECTION_ITEM_LIST">Led a development task force, where we addressed technical debt in the tools used by front-line support staff and created a handful of new tools that were sorely needed</text:p>
        </text:list-item>
        <text:list-item>
          <text:p text:style-name="SECTION_ITEM_LIST">Authored, improved, and maintained tools and automation used by support staff. This includes applications and scripts which interact with internal APIs, log into and perform work on customer servers, query and manipulate databases, web scrape, and parse server logs, command output and network appliance configurations</text:p>
        </text:list-item>
        <text:list-item>
          <text:p text:style-name="SECTION_ITEM_LIST">Screened and interviewed candidates applying for positions on my team and contributed to the training of new hires</text:p>
        </text:list-item>
      </text:list>
      <text:p text:style-name="SECTION_ITEM_HEADER_3">
                Texas A&amp;M Help Desk<text:tab/>
                <text:span text:style-name="SECTION_ITEM_ALT">Student Technician</text:span>
        

        
            <text:tab/>
            Jul 2011 - May 2012
        
        </text:p>
      <text:list text:style-name="L2">
        <text:list-item>
          <text:p text:style-name="SECTION_ITEM_LIST">Assisted students and faculty with personal machines. Work included cleaning malware infections, assessing and fixing boot problems, recovering data, swapping hardware, and OS reinstalls</text:p>
        </text:list-item>
        <text:list-item>
          <text:p text:style-name="SECTION_ITEM_LIST">Managed university student accounts and communicated the importance of password security and secrecy</text:p>
        </text:list-item>
      </text:list>
      <text:p text:style-name="SECTION_ITEM_HEADER_3">
                Texas A&amp;M Student Computing Center<text:tab/>
                <text:span text:style-name="SECTION_ITEM_ALT">Student Leader</text:span>
        

        
            <text:tab/>
            Jul 2008 - Jul 2011
        
        </text:p>
      <text:list text:style-name="L2">
        <text:list-item>
          <text:p text:style-name="SECTION_ITEM_LIST">Managed campus computer lab operations, desktop PCs, and large networked printers</text:p>
        </text:list-item>
        <text:list-item>
          <text:p text:style-name="SECTION_ITEM_LIST">Authored and updated documentation on lab systems and processes</text:p>
        </text:list-item>
        <text:list-item>
          <text:p text:style-name="SECTION_ITEM_LIST">Served in a student management position and participated in staffing decisions</text:p>
        </text:list-item>
      </text:list>
      <text:p text:style-name="SECTION_ITEM_HEADER_3">
                Personal Projects<text:tab/>
                <text:span text:style-name="SECTION_ITEM_ALT">https://github.com/dechandler</text:span>
        

        
            <text:tab/>
            Ongoing
        
        </text:p>
      <text:list text:style-name="L2">
        <text:list-item>
          <text:p text:style-name="SECTION_ITEM_LIST">Automated configuration of personal infrastructure, thus far using Ansible for managing desktop machines (Fedora) and Raspberry Pis (Raspbian), and scripts for redeploying an x86 router (Alpine)</text:p>
        </text:list-item>
        <text:list-item>
          <text:p text:style-name="SECTION_ITEM_LIST">Automatic generation of this document</text:p>
        </text:list-item>
      </text:list>
      <text:p text:style-name="SECTION_NAME">Education</text:p>
      <text:p text:style-name="SECTION_ITEM_HEADER_3">
                Texas A&amp;M University<text:tab/>
                <text:span text:style-name="SECTION_ITEM_ALT">B.S. in Psychology</text:span>
        

        
            <text:tab/>
            Graduated May 2012
        
        </text:p>
      <text:p text:style-name="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tyle:font-pitch="variable"/>
  </office:font-face-decls>
  <office:styles>
    <style:style style:name="DEFAULT" style:display-name="Resume - Default" style:family="paragraph" style:class="text">
      <style:text-properties style:font-name="Ubuntu" fo:font-family="Ubuntu" style:font-pitch="variable"/>
    </style:style>
    <style:style style:name="HEADER_NAME" style:display-name="Header - Name" style:family="paragraph" style:parent-style-name="DEFAULT">
      <style:paragraph-properties fo:margin-top="0in" fo:margin-bottom="0.2201in" loext:contextual-spacing="false" fo:background-color="transparent" style:shadow="none"/>
      <style:text-properties fo:font-size="28pt" fo:font-weight="bold"/>
    </style:style>
    <style:style style:name="HEADER_TAGLINE" style:display-name="Header - Tagline" style:family="paragraph" style:parent-style-name="DEFAULT">
      <loext:graphic-properties draw:fill="none"/>
      <style:paragraph-properties fo:margin-left="1.5in" fo:margin-right="0in" fo:text-align="start" style:justify-single-word="false" fo:text-indent="-1in" style:auto-text-indent="false" fo:background-color="transparent"/>
      <style:text-properties fo:font-size="10.5pt" fo:font-style="italic" fo:font-weight="normal"/>
    </style:style>
    <style:style style:name="HEADER_CONTACT_TYPE" style:display-name="Header - Contact Type" style:family="paragraph" style:parent-style-name="DEFAULT">
      <loext:graphic-properties draw:fill="none"/>
      <style:paragraph-properties fo:margin-right="0in" fo:text-align="end" style:justify-single-word="false" fo:text-indent="0in" style:auto-text-indent="false" fo:background-color="transparent"/>
      <style:text-properties fo:font-size="10.5pt" fo:font-style="normal" fo:font-weight="bold"/>
    </style:style>
    <style:style style:name="HEADER_CONTACT_VAULE" style:display-name="Header - Contact Value" style:family="paragraph" style:parent-style-name="DEFAULT">
      <loext:graphic-properties draw:fill="none"/>
      <style:paragraph-properties fo:text-align="end" style:justify-single-word="false" fo:text-indent="-1in" style:auto-text-indent="false" fo:background-color="transparent"/>
      <style:text-properties fo:font-size="10.5pt" fo:font-style="italic" fo:font-weight="normal"/>
    </style:style>
    <style:style style:name="SECTION_NAME" style:display-name="Section - Name" style:family="paragraph" style:parent-style-name="DEFAULT">
      <style:paragraph-properties fo:margin-top="0.3in" fo:margin-bottom="0in" loext:contextual-spacing="false"/>
      <style:text-properties fo:font-size="16pt" fo:font-weight="bold"/>
    </style:style>
    <style:style style:name="SECTION_ITEM_HEADER" style:display-name="Section - Item Header" style:family="paragraph" style:parent-style-name="DEFAULT">
      <loext:graphic-properties draw:fill="none"/>
      <style:paragraph-properties fo:margin-left="0.3752in" fo:margin-right="0in" fo:margin-top="0.1402in" fo:margin-bottom="0.0402in" loext:contextual-spacing="false" fo:text-indent="0in" style:auto-text-indent="false" fo:background-color="transparent">
        <style:tab-stops>
          <style:tab-stop style:position="7.1252in" style:type="right"/>
        </style:tab-stops>
      </style:paragraph-properties>
      <style:text-properties fo:font-size="10pt" fo:font-style="normal" fo:font-weight="bold"/>
    </style:style>
    <style:style style:name="SECTION_ITEM_HEADER_3" style:display-name="Section - Item Header (Name, Alt, Dates)" style:family="paragraph" style:parent-style-name="SECTION_ITEM_HEADER">
      <style:paragraph-properties>
        <style:tab-stops>
          <style:tab-stop style:position="2.75in"/>
          <style:tab-stop style:position="7.1252in" style:type="right"/>
        </style:tab-stops>
      </style:paragraph-properties>
    </style:style>
    <style:style style:name="SECTION_ITEM_NAME" style:family="text">
      <style:text-properties fo:font-size="10pt" fo:font-weight="bold"/>
    </style:style>
    <style:style style:name="SECTION_ITEM_ALT" style:family="text">
      <style:text-properties fo:font-size="11pt" fo:font-weight="normal"/>
    </style:style>
    <style:style style:name="SECTION_ITEM_RT" style:family="text">
      <style:text-properties fo:font-size="10pt" fo:font-weight="bold"/>
    </style:style>
    <style:style style:name="SUBSECTION" style:display-name="Subsection" style:family="paragraph" style:parent-style-name="DEFAULT">
      <loext:graphic-properties draw:fill="none"/>
      <style:paragraph-properties fo:margin-left="0in" fo:margin-right="0in" fo:margin-top="0.0402in" fo:margin-bottom="0.0598in" loext:contextual-spacing="false" fo:text-indent="0in" style:auto-text-indent="false" fo:background-color="transparent">
        <style:tab-stops>
          <style:tab-stop style:position="1.25in" style:type="right"/>
          <style:tab-stop style:position="1.6252in"/>
        </style:tab-stops>
      </style:paragraph-properties>
      <style:text-properties fo:font-size="12pt" fo:font-weight="normal"/>
    </style:style>
    <style:style style:name="SUBSECTION_NAME" style:family="text">
      <style:text-properties fo:font-size="9pt" fo:font-weight="bold"/>
    </style:style>
    <style:style style:name="SECTION_ITEM_LIST" style:display-name="Section - Item List" style:family="paragraph" style:parent-style-name="DEFAULT">
      <loext:graphic-properties draw:fill="none"/>
      <style:paragraph-properties fo:margin-left="0.6252in" fo:margin-right="0in" fo:margin-top="0.0598in" fo:margin-bottom="0.0402in" loext:contextual-spacing="false" style:line-height-at-least="0.0693in" fo:text-align="justify" style:justify-single-word="false" fo:orphans="2" fo:widows="2" fo:hyphenation-ladder-count="no-limit" fo:text-indent="-0.25in" style:auto-text-indent="false" fo:background-color="transparent" style:writing-mode="lr-tb">
        <style:tab-stops/>
      </style:paragraph-properties>
      <style:text-properties fo:color="#00000a" style:font-name="Ubuntu" fo:font-family="Ubuntu" style:font-pitch="variable" fo:font-size="11pt" fo:language="en" fo:country="US" fo:hyphenate="false" fo:hyphenation-remain-char-count="2" fo:hyphenation-push-char-count="2"/>
    </style:style>
    <style:style style:name="LIST_SYMBOLS" style:display-name="Bullet Symbols" style:family="text">
      <style:text-properties style:font-name="OpenSymbol" fo:font-family="OpenSymbol" style:font-charset="x-symbol"/>
    </style:style>
  </office:styles>
  <office:automatic-styles>
    <style:page-layout style:name="MASTER_PAGE">
      <style:page-layout-properties fo:page-width="8.5in" fo:page-height="11in" style:num-format="1" style:print-orientation="portrait" fo:margin="0" fo:margin-top="0.5in" fo:margin-bottom="0.5in" fo:margin-left="0.5in" fo:margin-right="0.5in" style:writing-mode="lr-tb" style:footnote-max-height="0in"/>
    </style:page-layout>
  </office:automatic-styles>
  <office:master-styles>
    <style:master-page style:name="Standard" style:page-layout-name="MASTER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23:32:59.970872342</meta:creation-date>
    <dc:date>2018-11-27T16:09:24.484714978</dc:date>
    <meta:editing-duration>PT18M49S</meta:editing-duration>
    <meta:editing-cycles>4</meta:editing-cycles>
    <meta:generator>LibreOffice/6.0.6.2$Linux_X86_64 LibreOffice_project/00m0$Build-2</meta:generator>
    <meta:document-statistic meta:table-count="1" meta:image-count="0" meta:object-count="0" meta:page-count="2" meta:paragraph-count="34" meta:word-count="310" meta:character-count="2191" meta:non-whitespace-character-count="1888"/>
  </office:meta>
</office:document-meta>
</file>